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ce173" officeooo:paragraph-rsid="001f7861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officeooo:rsid="0025bc14" officeooo:paragraph-rsid="0025bc14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bold" officeooo:rsid="0026c2af" officeooo:paragraph-rsid="0026c2af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fo:font-weight="bold" officeooo:rsid="00301867" officeooo:paragraph-rsid="00301867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officeooo:paragraph-rsid="001c5293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officeooo:rsid="001c5293" officeooo:paragraph-rsid="001c5293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style:text-underline-style="none" fo:font-weight="bold" officeooo:rsid="00222d07" officeooo:paragraph-rsid="001c5293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53f9c" officeooo:paragraph-rsid="00253f9c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a538b" officeooo:paragraph-rsid="001c5293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348038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e173"/>
    </style:style>
    <style:style style:name="T3" style:family="text">
      <style:text-properties style:text-underline-style="solid" style:text-underline-width="auto" style:text-underline-color="font-color" officeooo:rsid="00212749"/>
    </style:style>
    <style:style style:name="T4" style:family="text">
      <style:text-properties style:text-underline-style="solid" style:text-underline-width="auto" style:text-underline-color="font-color" fo:font-weight="bold" officeooo:rsid="001ce17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6e4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33c090"/>
    </style:style>
    <style:style style:name="T7" style:family="text">
      <style:text-properties style:text-underline-style="solid" style:text-underline-width="auto" style:text-underline-color="font-color" officeooo:rsid="00348038"/>
    </style:style>
    <style:style style:name="T8" style:family="text">
      <style:text-properties officeooo:rsid="001ce173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3f9c"/>
    </style:style>
    <style:style style:name="T11" style:family="text">
      <style:text-properties style:text-underline-style="none" fo:font-weight="bold" officeooo:rsid="001ce173" style:font-weight-asian="bold" style:font-weight-complex="bold"/>
    </style:style>
    <style:style style:name="T12" style:family="text">
      <style:text-properties style:text-underline-style="none" fo:font-weight="bold" officeooo:rsid="00256e4b" style:font-weight-asian="bold" style:font-weight-complex="bold"/>
    </style:style>
    <style:style style:name="T13" style:family="text">
      <style:text-properties style:text-underline-style="none" fo:font-weight="bold" officeooo:rsid="002a538b" style:font-weight-asian="bold" style:font-weight-complex="bold"/>
    </style:style>
    <style:style style:name="T14" style:family="text">
      <style:text-properties style:text-underline-style="none" fo:font-weight="bold" officeooo:rsid="002a9e9f" style:font-weight-asian="bold" style:font-weight-complex="bold"/>
    </style:style>
    <style:style style:name="T15" style:family="text">
      <style:text-properties style:text-underline-style="none" fo:font-weight="bold" officeooo:rsid="002c4e4d" style:font-weight-asian="bold" style:font-weight-complex="bold"/>
    </style:style>
    <style:style style:name="T16" style:family="text">
      <style:text-properties style:text-underline-style="none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7" style:family="text">
      <style:text-properties style:text-underline-style="none" fo:font-weight="bold" officeooo:rsid="0036367f" style:font-size-asian="11.3500003814697pt" style:font-style-asian="normal" style:font-weight-asian="bold" style:font-size-complex="13pt" style:font-style-complex="normal" style:font-weight-complex="bold"/>
    </style:style>
    <style:style style:name="T18" style:family="text">
      <style:text-properties style:text-line-through-style="none" style:text-line-through-type="none" style:text-underline-style="solid" style:text-underline-width="auto" style:text-underline-color="font-color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9" style:family="text">
      <style:text-properties style:text-line-through-style="none" style:text-line-through-type="none" style:text-underline-style="solid" style:text-underline-width="auto" style:text-underline-color="font-color" fo:font-weight="bold" officeooo:rsid="0036367f" style:font-size-asian="11.3500003814697pt" style:font-style-asian="normal" style:font-weight-asian="bold" style:font-size-complex="13pt" style:font-style-complex="normal" style:font-weight-complex="bold"/>
    </style:style>
    <style:style style:name="T20" style:family="text">
      <style:text-properties fo:font-variant="normal" fo:text-transform="none" style:font-name="Aileron" fo:font-size="11.25pt" fo:letter-spacing="normal" style:text-underline-style="none" fo:font-weight="normal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style:font-name="Liberation Serif" fo:letter-spacing="normal" style:text-underline-style="none" fo:font-weight="normal" officeooo:rsid="001c5293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variant="normal" fo:text-transform="none" style:font-name="Liberation Serif" fo:letter-spacing="normal" style:text-underline-style="none" fo:font-weight="bold" officeooo:rsid="001c5293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style:font-name="Liberation Serif" fo:letter-spacing="normal" style:text-underline-style="none" fo:font-weight="bold" officeooo:rsid="0028e7bc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font-variant="normal" fo:text-transform="none" style:font-name="Liberation Serif" fo:letter-spacing="normal" style:text-underline-style="none" fo:font-weight="bold" officeooo:rsid="00222d07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officeooo:rsid="00212749"/>
    </style:style>
    <style:style style:name="T26" style:family="text">
      <style:text-properties officeooo:rsid="0025bc14"/>
    </style:style>
    <style:style style:name="T27" style:family="text">
      <style:text-properties officeooo:rsid="00275d5a"/>
    </style:style>
    <style:style style:name="T28" style:family="text">
      <style:text-properties officeooo:rsid="0028e7bc"/>
    </style:style>
    <style:style style:name="T29" style:family="text">
      <style:text-properties officeooo:rsid="002a2bbb"/>
    </style:style>
    <style:style style:name="T30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u projet 5 : </text:p>
      <text:p text:style-name="P1">développement d’application Python</text:p>
      <text:p text:style-name="P1"/>
      <text:p text:style-name="P2">L’algorithme :</text:p>
      <text:p text:style-name="P4">Pour la réalisation de <text:span text:style-name="T8">ce projet, j’ai choisi de diviser les fonctionnalités en 2 grandes fonctions Python. Une permettant </text:span><text:span text:style-name="T2">d’ajouter les produits</text:span><text:span text:style-name="T8">, l’autre permettant de</text:span></text:p>
      <text:p text:style-name="P9"><text:span text:style-name="T8">sélectionner</text:span> puis proposer un produit plus saint.</text:p>
      <text:p text:style-name="P9"/>
      <text:p text:style-name="P10">Grâce à une <text:span text:style-name="T1">liste</text:span> incrémenté<text:span text:style-name="T28">e</text:span> d’un numéro précis à chaque catégorie ajouté<text:span text:style-name="T28">e</text:span>, le programme « test » la présence ou non d’une catégorie dans la base de données.</text:p>
      <text:p text:style-name="P10">Ce test nous permet d’éviter donc les doublons, <text:span text:style-name="T28">puis d’appeler seulement la/les fonctions nécessaires, ici « select_and_substitut ».</text:span></text:p>
      <text:p text:style-name="P9"/>
      <text:p text:style-name="P11"><text:span text:style-name="T16">Ma boucle principal fonctionne à l’aide du bloc </text:span><text:span text:style-name="T17">try</text:span><text:span text:style-name="T18">/</text:span><text:span text:style-name="T19">except</text:span><text:span text:style-name="T16">, ici on veut gérer le fait que l’utilisateur puisse se tromper en entrant une lettre soit un un chiffre non proposés</text:span><text:span text:style-name="T20">.</text:span><text:span text:style-name="T21"> </text:span><text:span text:style-name="T22">Grâce l’exception VALUE ERROR on répète </text:span><text:span text:style-name="T23">alors</text:span><text:span text:style-name="T22"> à l’utilisateur notre question en lui ajoutant que sa saisie n’est pas valide </text:span><text:span text:style-name="T24">et pourquoi.</text:span></text:p>
      <text:p text:style-name="P13"/>
      <text:p text:style-name="P2">Langages/Modules utilisés :</text:p>
      <text:p text:style-name="P16">La base de données est généré<text:span text:style-name="T29">e</text:span> à l’aide du langage <text:span text:style-name="T1">MYSQL</text:span>, le programme principal fonctionne lui sous <text:span text:style-name="T2">PYTHON</text:span>. Afin d’interagir avec l’API d’open Food Facts, le langage Python dispose du module <text:span text:style-name="T6">requests</text:span> permettant donc d’utiliser les méthodes get, put, delete, post <text:span text:style-name="T29">etc...</text:span> <text:span text:style-name="T8">Le module </text:span><text:span text:style-name="T7">json</text:span><text:span text:style-name="T8"> permet lui de lire et d’écrire dans les données récupérés au format « .json »</text:span></text:p>
      <text:p text:style-name="P16">Il était donc <text:span text:style-name="T8">nécessaire</text:span> d’intégrer des requêtes SQL au sein du programme Python, pour ce faire j’ai utilisé le module <text:span text:style-name="T7">pymysql</text:span><text:span text:style-name="T9"> </text:span><text:span text:style-name="T10">en se connectant tout d’abord à notre BDD en indiquant le port, l’utilisateur et le mot de passe.</text:span></text:p>
      <text:p text:style-name="P14"/>
      <text:p text:style-name="P3">La base de données :</text:p>
      <text:p text:style-name="P12"><text:span text:style-name="T11">J’ai choisi de créer ma base de donné dans un premier temps en ligne de commande </text:span><text:span text:style-name="T4">MYSQL</text:span><text:span text:style-name="T11">, puis d’ajuster cette dernière avec l’interface </text:span><text:span text:style-name="T4">PHPmyadmin</text:span><text:span text:style-name="T11"> </text:span><text:span text:style-name="T12">en fonction des test d’insertions (Taille de VARCHAR...). De plus le moteur de stockage </text:span><text:span text:style-name="T5">InnoDB</text:span><text:span text:style-name="T12"> était indispensable à la création d’une clef étrangère. </text:span><text:span text:style-name="T13">Cette même clef </text:span><text:span text:style-name="T14">permettant</text:span><text:span text:style-name="T13"> de </text:span><text:span text:style-name="T15">garantir</text:span><text:span text:style-name="T13"> l’intégrité référentielle entre </text:span><text:span text:style-name="T15">l</text:span><text:span text:style-name="T13">a table CATÉGORIES et PRODUITS</text:span></text:p>
      <text:p text:style-name="P15"/>
      <text:p text:style-name="P2">Difficultés rencontrées et <text:span text:style-name="T27">solutions proposées </text:span> :</text:p>
      <text:p text:style-name="P5">Pour ce projet, la principal difficulté m’a semblé être l’exploitation de l’API d’open food facts, notamment pour récupérer tous les produits d’une catégories contenant un donc un nombre de page <text:span text:style-name="T26">et donc d’URL</text:span>. i<text:span text:style-name="T25">l</text:span> fallait donc <text:span text:style-name="T25">déduire ce nombre de page et récupérer à l’aide d’une boucle </text:span><text:span text:style-name="T3">WHILE</text:span><text:span text:style-name="T25"> les données de chaque URL.</text:span></text:p>
      <text:p text:style-name="P6">On sait que notre nombre de produits par page est de 20. Le nombre de produits total est indiqué dans une clef « count », la division de ces 2 valeurs permet alors d’obtenir</text:p>
      <text:p text:style-name="P7">le nombre d’URL.</text:p>
      <text:p text:style-name="P8">Lien : <text:span text:style-name="T30">https://github.com/Wanbli83470/P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02:03.038975218</meta:creation-date>
    <dc:date>2018-09-18T22:01:15.066775295</dc:date>
    <meta:editing-duration>PT35M50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07" meta:character-count="2524" meta:non-whitespace-character-count="2133"/>
  </office:meta>
</office:document-meta>
</file>